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sans-serif, Arial, Helvetica"/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7e5b" officeooo:paragraph-rsid="00097e5b" style:font-weight-asian="bold" style:font-name-complex="Vazir" style:font-weight-complex="bold"/>
    </style:style>
    <style:style style:name="P2" style:family="paragraph" style:parent-style-name="Standard">
      <style:text-properties fo:font-weight="bold" officeooo:rsid="00097e5b" officeooo:paragraph-rsid="0015a40a" style:font-weight-asian="bold" style:font-name-complex="Vazir" style:font-weight-complex="bold"/>
    </style:style>
    <style:style style:name="P3" style:family="paragraph" style:parent-style-name="Standard">
      <style:text-properties fo:font-weight="bold" officeooo:rsid="000b7607" officeooo:paragraph-rsid="000b7607" style:font-weight-asian="bold" style:font-name-complex="Vazir" style:font-weight-complex="bold"/>
    </style:style>
    <style:style style:name="P4" style:family="paragraph" style:parent-style-name="Standard">
      <style:text-properties fo:font-weight="normal" officeooo:rsid="00097e5b" officeooo:paragraph-rsid="00097e5b" style:font-weight-asian="normal" style:font-name-complex="Vazir" style:font-weight-complex="normal"/>
    </style:style>
    <style:style style:name="P5" style:family="paragraph" style:parent-style-name="Standard">
      <style:text-properties fo:font-weight="normal" officeooo:rsid="0009dd33" officeooo:paragraph-rsid="0009dd33" style:font-weight-asian="normal" style:font-name-complex="Vazir" style:font-weight-complex="normal"/>
    </style:style>
    <style:style style:name="P6" style:family="paragraph" style:parent-style-name="Standard">
      <style:text-properties fo:font-weight="normal" officeooo:rsid="000b7607" officeooo:paragraph-rsid="000b7607" style:font-weight-asian="normal" style:font-name-complex="Vazir" style:font-weight-complex="normal"/>
    </style:style>
    <style:style style:name="P7" style:family="paragraph" style:parent-style-name="Standard">
      <style:paragraph-properties fo:break-before="page"/>
      <style:text-properties fo:font-weight="bold" officeooo:rsid="00097e5b" officeooo:paragraph-rsid="00097e5b" style:font-weight-asian="bold" style:font-name-complex="Vazir" style:font-weight-complex="bold"/>
    </style:style>
    <style:style style:name="P8" style:family="paragraph" style:parent-style-name="Standard">
      <style:paragraph-properties fo:text-align="end" style:justify-single-word="false" fo:break-before="page" style:writing-mode="rl-tb"/>
      <style:text-properties fo:font-weight="normal" officeooo:rsid="000df53d" officeooo:paragraph-rsid="000df53d" style:font-weight-asian="normal" style:font-name-complex="Vazir" style:font-weight-complex="normal"/>
    </style:style>
    <style:style style:name="P9" style:family="paragraph" style:parent-style-name="Standard">
      <style:paragraph-properties fo:text-align="end" style:justify-single-word="false" fo:break-before="page" style:writing-mode="rl-tb"/>
      <style:text-properties fo:font-weight="bold" officeooo:rsid="000b7607" officeooo:paragraph-rsid="000b7607" style:font-weight-asian="bold" style:font-name-complex="Vazir" style:font-weight-complex="bold"/>
    </style:style>
    <style:style style:name="P10" style:family="paragraph" style:parent-style-name="Standard">
      <style:paragraph-properties fo:text-align="end" style:justify-single-word="false" fo:break-before="page" style:writing-mode="rl-tb"/>
      <style:text-properties fo:font-weight="bold" officeooo:rsid="000b7607" officeooo:paragraph-rsid="0015a40a" style:font-weight-asian="bold" style:font-name-complex="Vazir" style:font-weight-complex="bold"/>
    </style:style>
    <style:style style:name="P11" style:family="paragraph" style:parent-style-name="Standard">
      <style:paragraph-properties fo:text-align="end" style:justify-single-word="false" fo:break-before="page" style:writing-mode="rl-tb"/>
      <style:text-properties fo:font-weight="bold" officeooo:rsid="000b7607" officeooo:paragraph-rsid="00165132" style:font-weight-asian="bold" style:font-name-complex="Vazir" style:font-weight-complex="bold"/>
    </style:style>
    <style:style style:name="P12" style:family="paragraph" style:parent-style-name="Standard">
      <style:paragraph-properties fo:text-align="end" style:justify-single-word="false" fo:break-before="page" style:writing-mode="rl-tb"/>
      <style:text-properties fo:font-weight="bold" officeooo:rsid="000b7607" officeooo:paragraph-rsid="0016a21d" style:font-weight-asian="bold" style:font-name-complex="Vazir" style:font-weight-complex="bold"/>
    </style:style>
    <style:style style:name="P13" style:family="paragraph" style:parent-style-name="Standard">
      <style:paragraph-properties fo:text-align="end" style:justify-single-word="false" fo:break-before="page" style:writing-mode="rl-tb"/>
      <style:text-properties fo:font-weight="bold" officeooo:rsid="000d2893" officeooo:paragraph-rsid="000d2893" style:font-weight-asian="bold" style:font-name-complex="Vazir" style:font-weight-complex="bold"/>
    </style:style>
    <style:style style:name="P14" style:family="paragraph" style:parent-style-name="Standard">
      <style:paragraph-properties fo:text-align="end" style:justify-single-word="false" fo:break-before="page" style:writing-mode="rl-tb"/>
      <style:text-properties fo:font-weight="bold" officeooo:rsid="000df53d" officeooo:paragraph-rsid="000df53d" style:font-weight-asian="bold" style:font-name-complex="Vazir" style:font-weight-complex="bold"/>
    </style:style>
    <style:style style:name="P15" style:family="paragraph" style:parent-style-name="Standard">
      <style:paragraph-properties fo:text-align="end" style:justify-single-word="false" fo:break-before="page" style:writing-mode="rl-tb"/>
      <style:text-properties fo:font-weight="bold" officeooo:rsid="000df53d" officeooo:paragraph-rsid="00187f92" style:font-weight-asian="bold" style:font-name-complex="Vazir" style:font-weight-complex="bold"/>
    </style:style>
    <style:style style:name="P16" style:family="paragraph" style:parent-style-name="Standard">
      <style:paragraph-properties fo:text-align="end" style:justify-single-word="false" fo:break-before="page" style:writing-mode="rl-tb"/>
      <style:text-properties fo:font-weight="bold" officeooo:rsid="000ed866" officeooo:paragraph-rsid="000ed866" style:font-weight-asian="bold" style:font-name-complex="Vazir" style:font-weight-complex="bold"/>
    </style:style>
    <style:style style:name="P17" style:family="paragraph" style:parent-style-name="Standard">
      <style:paragraph-properties fo:text-align="end" style:justify-single-word="false" fo:break-before="page" style:writing-mode="rl-tb"/>
      <style:text-properties fo:font-weight="bold" officeooo:rsid="0010638b" officeooo:paragraph-rsid="0010638b" style:font-weight-asian="bold" style:font-name-complex="Vazir" style:font-weight-complex="bold"/>
    </style:style>
    <style:style style:name="P18" style:family="paragraph" style:parent-style-name="Standard">
      <style:paragraph-properties fo:text-align="end" style:justify-single-word="false" fo:break-before="page" style:writing-mode="rl-tb"/>
      <style:text-properties fo:font-weight="bold" officeooo:rsid="0010638b" officeooo:paragraph-rsid="00125a24" style:font-weight-asian="bold" style:font-name-complex="Vazir" style:font-weight-complex="bold"/>
    </style:style>
    <style:style style:name="P19" style:family="paragraph" style:parent-style-name="Standard">
      <style:paragraph-properties fo:text-align="end" style:justify-single-word="false" fo:break-before="page" style:writing-mode="rl-tb"/>
      <style:text-properties fo:font-weight="bold" officeooo:rsid="00125a24" officeooo:paragraph-rsid="00125a24" style:font-weight-asian="bold" style:font-name-complex="Vazir" style:font-weight-complex="bold"/>
    </style:style>
    <style:style style:name="P20" style:family="paragraph" style:parent-style-name="Standard">
      <style:paragraph-properties fo:text-align="end" style:justify-single-word="false" fo:break-before="page" style:writing-mode="rl-tb"/>
      <style:text-properties fo:font-weight="bold" officeooo:rsid="00155b68" officeooo:paragraph-rsid="00155b68" style:font-weight-asian="bold" style:font-name-complex="Vazir" style:font-weight-complex="bold"/>
    </style:style>
    <style:style style:name="P21" style:family="paragraph" style:parent-style-name="Standard">
      <style:paragraph-properties fo:text-align="end" style:justify-single-word="false" fo:break-before="page" style:writing-mode="rl-tb"/>
      <style:text-properties fo:font-weight="bold" officeooo:rsid="00097e5b" officeooo:paragraph-rsid="0015a40a" style:font-weight-asian="bold" style:font-name-complex="Vazir" style:font-weight-complex="bold"/>
    </style:style>
    <style:style style:name="P22" style:family="paragraph" style:parent-style-name="Standard">
      <style:paragraph-properties fo:text-align="end" style:justify-single-word="false" fo:break-before="page" style:writing-mode="rl-tb"/>
      <style:text-properties fo:font-weight="bold" officeooo:rsid="00187f92" officeooo:paragraph-rsid="00187f92" style:font-weight-asian="bold" style:font-name-complex="Vazir" style:font-weight-complex="bold"/>
    </style:style>
    <style:style style:name="P23" style:family="paragraph" style:parent-style-name="Standard">
      <style:paragraph-properties fo:text-align="end" style:justify-single-word="false" fo:break-before="page" style:writing-mode="rl-tb"/>
      <style:text-properties fo:font-weight="bold" officeooo:rsid="001a3216" officeooo:paragraph-rsid="001a3216" style:font-weight-asian="bold" style:font-name-complex="Vazir" style:font-weight-complex="bold"/>
    </style:style>
    <style:style style:name="P24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0b7607" style:font-weight-asian="normal" style:font-name-complex="Vazir" style:font-weight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15a40a" style:font-weight-asian="normal" style:font-name-complex="Vazir" style:font-weight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165132" style:font-weight-asian="normal" style:font-name-complex="Vazir" style:font-weight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16a21d" style:font-weight-asian="normal" style:font-name-complex="Vazir" style:font-weight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fo:font-weight="normal" officeooo:rsid="000d2893" officeooo:paragraph-rsid="000d2893" style:font-weight-asian="normal" style:font-name-complex="Vazir" style:font-weight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0df53d" style:font-weight-asian="normal" style:font-name-complex="Vazir" style:font-weight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0ed866" style:font-weight-asian="normal" style:font-name-complex="Vazir" style:font-weight-complex="normal"/>
    </style:style>
    <style:style style:name="P31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10638b" style:font-weight-asian="normal" style:font-name-complex="Vazir" style:font-weight-complex="normal"/>
    </style:style>
    <style:style style:name="P32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125a24" style:font-weight-asian="normal" style:font-name-complex="Vazir" style:font-weight-complex="normal"/>
    </style:style>
    <style:style style:name="P33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187f92" style:font-weight-asian="normal" style:font-name-complex="Vazir" style:font-weight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1a3216" style:font-weight-asian="normal" style:font-name-complex="Vazir" style:font-weight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fo:font-weight="normal" officeooo:rsid="000ed866" officeooo:paragraph-rsid="000ed866" style:font-weight-asian="normal" style:font-name-complex="Vazir" style:font-weight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fo:font-weight="normal" officeooo:rsid="000ed866" officeooo:paragraph-rsid="0010638b" style:font-weight-asian="normal" style:font-name-complex="Vazir" style:font-weight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fo:font-weight="normal" officeooo:rsid="000ed866" officeooo:paragraph-rsid="00125a24" style:font-weight-asian="normal" style:font-name-complex="Vazir" style:font-weight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fo:font-weight="normal" officeooo:rsid="000ed866" officeooo:paragraph-rsid="001a3216" style:font-weight-asian="normal" style:font-name-complex="Vazir" style:font-weight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fo:font-weight="normal" officeooo:rsid="00097e5b" officeooo:paragraph-rsid="00155b68" style:font-weight-asian="normal" style:font-name-complex="Vazir" style:font-weight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fo:font-weight="normal" officeooo:rsid="00097e5b" officeooo:paragraph-rsid="0015a40a" style:font-weight-asian="normal" style:font-name-complex="Vazir" style:font-weight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fo:font-weight="normal" officeooo:rsid="00097e5b" officeooo:paragraph-rsid="00165132" style:font-weight-asian="normal" style:font-name-complex="Vazir" style:font-weight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fo:font-weight="normal" officeooo:rsid="00155b68" officeooo:paragraph-rsid="00155b68" style:font-weight-asian="normal" style:font-name-complex="Vazir" style:font-weight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fo:font-weight="normal" officeooo:rsid="00155b68" officeooo:paragraph-rsid="0015a40a" style:font-weight-asian="normal" style:font-name-complex="Vazir" style:font-weight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fo:font-weight="normal" officeooo:rsid="00155b68" officeooo:paragraph-rsid="00165132" style:font-weight-asian="normal" style:font-name-complex="Vazir" style:font-weight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fo:font-weight="normal" officeooo:rsid="00155b68" officeooo:paragraph-rsid="00187f92" style:font-weight-asian="normal" style:font-name-complex="Vazir" style:font-weight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fo:font-weight="normal" officeooo:rsid="0015a40a" officeooo:paragraph-rsid="0015a40a" style:font-weight-asian="normal" style:font-name-complex="Vazir" style:font-weight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fo:font-weight="normal" officeooo:rsid="0015a40a" officeooo:paragraph-rsid="00165132" style:font-weight-asian="normal" style:font-name-complex="Vazir" style:font-weight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fo:font-weight="normal" officeooo:rsid="0015a40a" officeooo:paragraph-rsid="00187f92" style:font-weight-asian="normal" style:font-name-complex="Vazir" style:font-weight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fo:font-weight="normal" officeooo:rsid="0015a40a" officeooo:paragraph-rsid="001a3216" style:font-weight-asian="normal" style:font-name-complex="Vazir" style:font-weight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fo:font-weight="normal" officeooo:rsid="00187f92" officeooo:paragraph-rsid="00187f92" style:font-weight-asian="normal" style:font-name-complex="Vazir" style:font-weight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fo:font-weight="normal" officeooo:rsid="00187f92" officeooo:paragraph-rsid="001a3216" style:font-weight-asian="normal" style:font-name-complex="Vazir" style:font-weight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fo:font-weight="bold" officeooo:rsid="000b7607" officeooo:paragraph-rsid="000b7607" style:font-weight-asian="bold" style:font-name-complex="Vazir" style:font-weight-complex="bold"/>
    </style:style>
    <style:style style:name="P53" style:family="paragraph" style:parent-style-name="Standard">
      <style:paragraph-properties fo:text-align="end" style:justify-single-word="false" style:writing-mode="rl-tb"/>
      <style:text-properties fo:font-weight="bold" officeooo:rsid="000b7607" officeooo:paragraph-rsid="0015a40a" style:font-weight-asian="bold" style:font-name-complex="Vazir" style:font-weight-complex="bold"/>
    </style:style>
    <style:style style:name="P54" style:family="paragraph" style:parent-style-name="Standard">
      <style:paragraph-properties fo:text-align="end" style:justify-single-word="false" style:writing-mode="rl-tb"/>
      <style:text-properties fo:font-weight="bold" officeooo:rsid="000d2893" officeooo:paragraph-rsid="000d2893" style:font-weight-asian="bold" style:font-name-complex="Vazir" style:font-weight-complex="bold"/>
    </style:style>
    <style:style style:name="P55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0df53d" style:font-weight-asian="bold" style:font-name-complex="Vazir" style:font-weight-complex="bold"/>
    </style:style>
    <style:style style:name="P56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0ed866" style:font-weight-asian="bold" style:font-name-complex="Vazir" style:font-weight-complex="bold"/>
    </style:style>
    <style:style style:name="P57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10638b" style:font-weight-asian="bold" style:font-name-complex="Vazir" style:font-weight-complex="bold"/>
    </style:style>
    <style:style style:name="P58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125a24" style:font-weight-asian="bold" style:font-name-complex="Vazir" style:font-weight-complex="bold"/>
    </style:style>
    <style:style style:name="P59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1a3216" style:font-weight-asian="bold" style:font-name-complex="Vazir" style:font-weight-complex="bold"/>
    </style:style>
    <style:style style:name="P60" style:family="paragraph" style:parent-style-name="Standard">
      <style:paragraph-properties fo:text-align="end" style:justify-single-word="false" style:writing-mode="rl-tb"/>
      <style:text-properties fo:font-weight="bold" officeooo:rsid="00097e5b" officeooo:paragraph-rsid="00155b68" style:font-weight-asian="bold" style:font-name-complex="Vazir" style:font-weight-complex="bold"/>
    </style:style>
    <style:style style:name="P61" style:family="paragraph" style:parent-style-name="Standard">
      <style:paragraph-properties fo:text-align="end" style:justify-single-word="false" style:writing-mode="rl-tb"/>
      <style:text-properties fo:font-weight="bold" officeooo:rsid="00187f92" officeooo:paragraph-rsid="00187f92" style:font-weight-asian="bold" style:font-name-complex="Vazir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ed866"/>
    </style:style>
    <style:style style:name="T4" style:family="text">
      <style:text-properties style:text-underline-style="solid" style:text-underline-width="auto" style:text-underline-color="font-color" officeooo:rsid="0010638b"/>
    </style:style>
    <style:style style:name="T5" style:family="text">
      <style:text-properties style:text-underline-style="solid" style:text-underline-width="auto" style:text-underline-color="font-color" fo:font-weight="bold" officeooo:rsid="0010638b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ed86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0df53d"/>
    </style:style>
    <style:style style:name="T8" style:family="text">
      <style:text-properties style:text-underline-style="solid" style:text-underline-width="auto" style:text-underline-color="font-color" officeooo:rsid="001a3216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df53d" style:font-weight-asian="normal" style:font-weight-complex="normal"/>
    </style:style>
    <style:style style:name="T12" style:family="text">
      <style:text-properties style:text-underline-style="none" fo:font-weight="normal" officeooo:rsid="00187f92" style:font-weight-asian="normal" style:font-weight-complex="normal"/>
    </style:style>
    <style:style style:name="T13" style:family="text">
      <style:text-properties style:text-underline-style="none" fo:font-weight="normal" officeooo:rsid="0015a40a" style:font-weight-asian="normal" style:font-weight-complex="normal"/>
    </style:style>
    <style:style style:name="T14" style:family="text">
      <style:text-properties style:text-underline-style="none" officeooo:rsid="000b7607"/>
    </style:style>
    <style:style style:name="T15" style:family="text">
      <style:text-properties style:text-underline-style="none" officeooo:rsid="000d2893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25a24" style:font-weight-asian="bold" style:font-weight-complex="bold"/>
    </style:style>
    <style:style style:name="T18" style:family="text">
      <style:text-properties style:text-underline-style="none" fo:font-weight="bold" officeooo:rsid="000ed866" style:font-weight-asian="bold" style:font-weight-complex="bold"/>
    </style:style>
    <style:style style:name="T19" style:family="text">
      <style:text-properties style:text-underline-style="none" fo:font-weight="bold" officeooo:rsid="00187f92" style:font-weight-asian="bold" style:font-weight-complex="bold"/>
    </style:style>
    <style:style style:name="T20" style:family="text">
      <style:text-properties style:text-underline-style="none" fo:font-weight="bold" officeooo:rsid="0010638b" style:font-weight-asian="bold" style:font-weight-complex="bold"/>
    </style:style>
    <style:style style:name="T21" style:family="text">
      <style:text-properties style:text-underline-style="none" officeooo:rsid="000df53d"/>
    </style:style>
    <style:style style:name="T22" style:family="text">
      <style:text-properties style:text-underline-style="none" officeooo:rsid="000ed866"/>
    </style:style>
    <style:style style:name="T23" style:family="text">
      <style:text-properties style:text-underline-style="none" officeooo:rsid="0010638b"/>
    </style:style>
    <style:style style:name="T24" style:family="text">
      <style:text-properties style:text-underline-style="none" officeooo:rsid="00125a24"/>
    </style:style>
    <style:style style:name="T25" style:family="text">
      <style:text-properties style:text-underline-style="none" officeooo:rsid="00155b68"/>
    </style:style>
    <style:style style:name="T26" style:family="text">
      <style:text-properties style:text-underline-style="none" officeooo:rsid="00136958"/>
    </style:style>
    <style:style style:name="T27" style:family="text">
      <style:text-properties style:text-underline-style="none" officeooo:rsid="0015a40a"/>
    </style:style>
    <style:style style:name="T28" style:family="text">
      <style:text-properties style:text-underline-style="none" officeooo:rsid="00165132"/>
    </style:style>
    <style:style style:name="T29" style:family="text">
      <style:text-properties style:text-underline-style="none" officeooo:rsid="00187f92"/>
    </style:style>
    <style:style style:name="T30" style:family="text">
      <style:text-properties style:text-underline-style="none" officeooo:rsid="001a32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طلوبات پروژه:</text:p>
      <text:p text:style-name="P4">تمرین شماره ۱، ۲ با هم:</text:p>
      <text:p text:style-name="P4"/>
      <text:p text:style-name="P1"/>
      <text:p text:style-name="P7">مشتری<text:span text:style-name="T1"> </text:span></text:p>
      <text:p text:style-name="P1"><text:span text:style-name="T1"/></text:p>
      <text:p text:style-name="P1"><text:span text:style-name="T1">مشتری (نام، نام خانوادگی، </text:span><text:span text:style-name="T10">کد ملی</text:span><text:span text:style-name="T1">، شماره مشتری، رمز، {شماره مشتری}، {آدرس})</text:span></text:p>
      <text:p text:style-name="P1"><text:span text:style-name="T1"><text:s/></text:span></text:p>
      <text:p text:style-name="P1"><text:span text:style-name="T1">شماره مشتری و آدرس multivalued هستند به همین دلیل حذف شده و یک جدول می‌شوند و جدول زیر به وجود می‌آید:</text:span></text:p>
      <text:p text:style-name="P1">مشتری ( <text:span text:style-name="T2">کد ملی</text:span>، نام، نام خانوادگی، شماره مشتری، رمز )</text:p>
      <text:p text:style-name="P1"><text:span text:style-name="T1"/></text:p>
      <text:p text:style-name="P1"><text:span text:style-name="T1"/></text:p>
      <text:p text:style-name="P1"><text:span text:style-name="T1">PK: کد ملی</text:span></text:p>
      <text:p text:style-name="P1"><text:span text:style-name="T1">FK: ندارد</text:span></text:p>
      <text:p text:style-name="P1"><text:span text:style-name="T1">STRONG ENTITY</text:span></text:p>
      <text:p text:style-name="P1"><text:span text:style-name="T1"/></text:p>
      <text:p text:style-name="P1"><text:span text:style-name="T1">کد ملی: VARCHAR(10)</text:span></text:p>
      <text:p text:style-name="P1"><text:span text:style-name="T1">نام: VARCHAR(256)</text:span></text:p>
      <text:p text:style-name="P1"><text:span text:style-name="T1">نام خانوادگی: VARCHAR(256)</text:span></text:p>
      <text:p text:style-name="P1"><text:span text:style-name="T1">شماره مشتری: VARCHAR(10)</text:span></text:p>
      <text:p text:style-name="P1"><text:span text:style-name="T1">رمز: VARCHAR(256) </text:span></text:p>
      <text:p text:style-name="P7">شماره تماس</text:p>
      <text:p text:style-name="P1"><text:span text:style-name="T1"/></text:p>
      <text:p text:style-name="P1"><text:span text:style-name="T1">این جدول به خاطر multivalued بود به وجود آمده. </text:span></text:p>
      <text:p text:style-name="P1"><text:span text:style-name="T1">رابطه چند به یک است و PK مشتری به عنوان یک FK ظاهر می‌شود و رابطه حذف می‌شود. <text:s/></text:span></text:p>
      <text:p text:style-name="P1"><text:span text:style-name="T1"/></text:p>
      <text:p text:style-name="P1">شماره تماس( <text:span text:style-name="T2">کد ملی</text:span><text:span text:style-name="T9">، </text:span><text:span text:style-name="T2">شماره</text:span><text:span text:style-name="T9"> )</text:span></text:p>
      <text:p text:style-name="P1"><text:span text:style-name="T9"/></text:p>
      <text:p text:style-name="P4"><text:span text:style-name="T9">PK: کد ملی، شماره</text:span></text:p>
      <text:p text:style-name="P4"><text:span text:style-name="T9">FK: کد ملی که اشاره به PK جدول مشتری دارد. </text:span></text:p>
      <text:p text:style-name="P4"><text:span text:style-name="T9"/></text:p>
      <text:p text:style-name="P4"><text:span text:style-name="T9">کد ملی: VARCHAR(10)</text:span></text:p>
      <text:p text:style-name="P4"><text:span text:style-name="T9">شماره: VARCHAR(11)</text:span></text:p>
      <text:p text:style-name="P6"><text:span text:style-name="T9">در ER وجود ندارد.</text:span></text:p>
      <text:p text:style-name="P7">آدرس</text:p>
      <text:p text:style-name="P1"><text:span text:style-name="T1"/></text:p>
      <text:p text:style-name="P1"><text:span text:style-name="T1">این جدول به خاطر multivalued بود به وجود آمده. </text:span></text:p>
      <text:p text:style-name="P1"><text:span text:style-name="T1">رابطه چند به یک است و PK مشتری به عنوان یک FK ظاهر می‌شود و رابطه حذف می‌شود. <text:s/></text:span></text:p>
      <text:p text:style-name="P1"><text:span text:style-name="T1"/></text:p>
      <text:p text:style-name="P2">آدرس( <text:span text:style-name="T2">کد ملی</text:span><text:span text:style-name="T9">، </text:span><text:span text:style-name="T2">آدرس</text:span><text:span text:style-name="T9"> )</text:span></text:p>
      <text:p text:style-name="P1"><text:span text:style-name="T9"/></text:p>
      <text:p text:style-name="P4"><text:span text:style-name="T9">PK: کد ملی، آدرس</text:span></text:p>
      <text:p text:style-name="P4"><text:span text:style-name="T9">FK: کد ملی که اشاره به PK جدول مشتری دارد. </text:span></text:p>
      <text:p text:style-name="P4"><text:span text:style-name="T9"/></text:p>
      <text:p text:style-name="P4"><text:span text:style-name="T9">کد ملی: VARCHAR(10)</text:span></text:p>
      <text:p text:style-name="P4"><text:span text:style-name="T9">شماره: VARCHAR(11)</text:span></text:p>
      <text:p text:style-name="P6"><text:span text:style-name="T9">در ER وجود ندارد. </text:span></text:p>
      <text:p text:style-name="P7"><text:span text:style-name="T9">دستور پرداخت</text:span></text:p>
      <text:p text:style-name="P1"><text:span text:style-name="T9"/></text:p>
      <text:p text:style-name="P4"><text:span text:style-name="T9">دستور پرداخت ( ID، یادداشت، مبلغ کل() )</text:span></text:p>
      <text:p text:style-name="P4"><text:span text:style-name="T9"/></text:p>
      <text:p text:style-name="P4"><text:span text:style-name="T9">م</text:span><text:span text:style-name="T14">ب</text:span><text:span text:style-name="T9">لغ کل یک derived entity است که حذف می‌شود. </text:span></text:p>
      <text:p text:style-name="P5"><text:span text:style-name="T9">روابط تایید، سازنده و مبدأ many to one هستند و در نهایت حذف شده و PK </text:span><text:span text:style-name="T14">طرف one</text:span><text:span text:style-name="T9"> وارد این جدول می‌شود. </text:span></text:p>
      <text:p text:style-name="P5"><text:span text:style-name="T9"/></text:p>
      <text:p text:style-name="P3"><text:span text:style-name="T9">دستور پرداخت ( </text:span><text:span text:style-name="T2">ID</text:span><text:span text:style-name="T9">، یادداشت، حساب، سازنده، تأیید کننده )</text:span></text:p>
      <text:p text:style-name="P3"><text:span text:style-name="T9"/></text:p>
      <text:p text:style-name="P6"><text:span text:style-name="T9">PK: آیدی (ID) </text:span></text:p>
      <text:p text:style-name="P6"><text:span text:style-name="T9">FK: حساب اشاره به PK جدول حساب می‌کند. سازنده کننده اشاره به PK جدول مشتری می‌کند. تأیید کننده اشاره به PK جدول مشتری می‌کند. </text:span></text:p>
      <text:p text:style-name="P6"><text:span text:style-name="T9">Strong entity </text:span></text:p>
      <text:p text:style-name="P6"><text:span text:style-name="T9"/></text:p>
      <text:p text:style-name="P24"><text:span text:style-name="T9">آیدی:‌ VARCHAR(10)</text:span></text:p>
      <text:p text:style-name="P24"><text:span text:style-name="T9">یادداشت: VARCHAR(1024)</text:span></text:p>
      <text:p text:style-name="P24"><text:span text:style-name="T9">حساب: VARCHAR(10) </text:span></text:p>
      <text:p text:style-name="P24"><text:span text:style-name="T9">سازنده: VARCHAR(10)</text:span></text:p>
      <text:p text:style-name="P24"><text:span text:style-name="T9">تأیید کننده: VARCHAR(10)</text:span></text:p>
      <text:p text:style-name="P24"><text:span text:style-name="T9"/></text:p>
      <text:p text:style-name="P24"><text:span text:style-name="T9"/></text:p>
      <text:p text:style-name="P9"><text:span text:style-name="T9">تراکنش</text:span></text:p>
      <text:p text:style-name="P52"><text:span text:style-name="T10"/></text:p>
      <text:p text:style-name="P52"><text:span text:style-name="T10">تراکنش (مبلغ) </text:span></text:p>
      <text:p text:style-name="P52"><text:span text:style-name="T10"/></text:p>
      <text:p text:style-name="P52"><text:span text:style-name="T10">یک weak entity است و PK جدول دستور پرداخت در درون آن می‌آید و رابطه آن با دستور پرداخت حذف می‌شود. </text:span></text:p>
      <text:p text:style-name="P52"><text:span text:style-name="T10">رابطه آن با حساب چند به یک است به همین دلیل رابطه مقصد حذف شده و PK حساب به عنوان یک FK در این جدول وارد می‌شود. </text:span></text:p>
      <text:p text:style-name="P52"><text:span text:style-name="T10"/></text:p>
      <text:p text:style-name="P52"><text:span text:style-name="T9">تراکنش ( </text:span><text:span text:style-name="T2">ID</text:span><text:span text:style-name="T9">، </text:span><text:span text:style-name="T2">مقصد</text:span><text:span text:style-name="T9">، مبلغ )</text:span></text:p>
      <text:p text:style-name="P52"><text:span text:style-name="T9"/></text:p>
      <text:p text:style-name="P24"><text:span text:style-name="T9">PK: </text:span><text:span text:style-name="T15">مقصد، ID </text:span></text:p>
      <text:p text:style-name="P28"><text:span text:style-name="T9">FK: مقصد اشاره به PK جدول جساب دارد. ID اشاره به PK جدول دستور پرداخت دارد. </text:span></text:p>
      <text:p text:style-name="P28"><text:span text:style-name="T9">Weak entity است و strong entity آن جدول دستور پرداخت است. </text:span></text:p>
      <text:p text:style-name="P28"><text:span text:style-name="T9"/></text:p>
      <text:p text:style-name="P28"><text:span text:style-name="T9">آیدی: VARCHAR(10)</text:span></text:p>
      <text:p text:style-name="P28"><text:span text:style-name="T9">مقصد: VARCHAR(10)</text:span></text:p>
      <text:p text:style-name="P28"><text:span text:style-name="T9">مبلغ: NUMERIC(10,0) <text:s/></text:span></text:p>
      <text:p text:style-name="P28"><text:span text:style-name="T9"/></text:p>
      <text:p text:style-name="P9"><text:span text:style-name="T9">حساب</text:span><text:span text:style-name="T10"> </text:span></text:p>
      <text:p text:style-name="P52"><text:span text:style-name="T10"/></text:p>
      <text:p text:style-name="P52"><text:span text:style-name="T9">حساب ( </text:span><text:span text:style-name="T2">شماره حساب</text:span><text:span text:style-name="T9">، موجودی، نوع حساب، تعداد امضای مورد نیاز )‌</text:span></text:p>
      <text:p text:style-name="P52"><text:span text:style-name="T10"/></text:p>
      <text:p text:style-name="P54"><text:span text:style-name="T10">PK: شماره حساب</text:span></text:p>
      <text:p text:style-name="P54"><text:span text:style-name="T10">FK: ندارد</text:span></text:p>
      <text:p text:style-name="P54"><text:span text:style-name="T10">strong entity است.</text:span></text:p>
      <text:p text:style-name="P54"><text:span text:style-name="T10"/></text:p>
      <text:p text:style-name="P54"><text:span text:style-name="T10">شماره حساب: VARCHAR(10)</text:span></text:p>
      <text:p text:style-name="P54"><text:span text:style-name="T10">موجودی: NUMERIC(10,0) </text:span></text:p>
      <text:p text:style-name="P54"><text:span text:style-name="T10">نوع حساب: VARCHAR(256) که باید از بین سه مقدار انتخاب شود (check). </text:span></text:p>
      <text:p text:style-name="P54"><text:span text:style-name="T10">تعداد امضای مورد نیاز: NUMERIC(4,0) </text:span></text:p>
      <text:p text:style-name="P54"><text:span text:style-name="T10"/></text:p>
      <text:p text:style-name="P13"><text:span text:style-name="T9">صورت حساب</text:span><text:span text:style-name="T10"> </text:span></text:p>
      <text:p text:style-name="P54"><text:span text:style-name="T10"/></text:p>
      <text:p text:style-name="P54"><text:span text:style-name="T10">صورت حساب ( مبلغ، توضیحات، نوع، زمان ) </text:span></text:p>
      <text:p text:style-name="P54"><text:span text:style-name="T10"/></text:p>
      <text:p text:style-name="P54"><text:span text:style-name="T10">چون weak entity است و strong entity آن حساب است، PK آن درون این جدول قرار گرفته و رابطه تاریخچه حذف می‌شود. </text:span></text:p>
      <text:p text:style-name="P54"><text:span text:style-name="T10"><text:s/></text:span></text:p>
      <text:p text:style-name="P54"><text:span text:style-name="T9">حساب ( شماره حساب، مبلغ، توضیحات، نوع، زمان )</text:span></text:p>
      <text:p text:style-name="P54"><text:span text:style-name="T9"/></text:p>
      <text:p text:style-name="P28"><text:span text:style-name="T9">PK: RRRRR</text:span></text:p>
      <text:p text:style-name="P28"><text:span text:style-name="T9">FK: شماره حساب اشاره به PK جدول حساب دارد. </text:span></text:p>
      <text:p text:style-name="P28"><text:span text:style-name="T9">Weak entity است و strong entity آن جدول حساب می‌باشد. </text:span></text:p>
      <text:p text:style-name="P28"><text:span text:style-name="T9"/></text:p>
      <text:p text:style-name="P28"><text:span text:style-name="T9">شماره حساب: VARCHAR(10)</text:span></text:p>
      <text:p text:style-name="P28"><text:span text:style-name="T9">مبلغ: NUMERIC(10,0) </text:span></text:p>
      <text:p text:style-name="P28"><text:span text:style-name="T9">توضیحات: VARCHAR(1024)</text:span></text:p>
      <text:p text:style-name="P28"><text:span text:style-name="T9">نوع: VARCHAR(256) که باید از بین دو مقدار انتخاب شود (check). </text:span></text:p>
      <text:p text:style-name="P28"><text:span text:style-name="T9">زمان: </text:span><text:span text:style-name="T21">TIMESTAMP</text:span></text:p>
      <text:p text:style-name="P28"><text:span text:style-name="T21"/></text:p>
      <text:p text:style-name="P8"><text:span text:style-name="T9">نکته بسیار مهم: </text:span></text:p>
      <text:p text:style-name="P29"><text:span text:style-name="T9">۴ رابطه بعدی را می‌توانستم در یک رابطه بنویسم و نوع دسترسی را به عنوان یک attribute از آن رابطه در نظر بگیرم ولی این کار را انجام ندادم زیرا </text:span><text:span text:style-name="T22">اولاً زمان سرچ طولانی‌تر می‌شود و دوماً ورود و تفکیک جداول راحت‌تر است و ممکن است یک جدول در آینده نیاز به یک attribute خاصی داشته باشد که بقیه ندارند. </text:span></text:p>
      <text:p text:style-name="P14"><text:span text:style-name="T9">صاحب حساب</text:span></text:p>
      <text:p text:style-name="P55"><text:span text:style-name="T9"/></text:p>
      <text:p text:style-name="P55"><text:span text:style-name="T9">صاحب حساب ( </text:span><text:span text:style-name="T2">کد ملی</text:span><text:span text:style-name="T9">، </text:span><text:span text:style-name="T2">شماره حساب</text:span><text:span text:style-name="T9"> )</text:span></text:p>
      <text:p text:style-name="P29"><text:span text:style-name="T9"><text:s/></text:span></text:p>
      <text:p text:style-name="P29"><text:span text:style-name="T9"/></text:p>
      <text:p text:style-name="P29"><text:span text:style-name="T9">PK: کد ملی، شماره حساب</text:span></text:p>
      <text:p text:style-name="P35"><text:span text:style-name="T9">FK: کد ملی اشاره به PK جدول مشتری دارد. شماره حساب اشاره به PK جدول حساب دارد. </text:span></text:p>
      <text:p text:style-name="P30"><text:span text:style-name="T9">یک رابطه است.</text:span></text:p>
      <text:p text:style-name="P30"><text:span text:style-name="T9"/></text:p>
      <text:p text:style-name="P35"><text:span text:style-name="T9">کد ملی: VARCHAR(10)</text:span></text:p>
      <text:p text:style-name="P35"><text:span text:style-name="T9">شماره حساب:‌ VARCHAR(10)</text:span></text:p>
      <text:p text:style-name="P35"><text:span text:style-name="T9"/></text:p>
      <text:p text:style-name="P16"><text:span text:style-name="T9">دسترسی امضا</text:span></text:p>
      <text:p text:style-name="P56"><text:span text:style-name="T9"/></text:p>
      <text:p text:style-name="P56"><text:span text:style-name="T22">دسترسی امضا</text:span><text:span text:style-name="T9"> ( </text:span><text:span text:style-name="T2">کد ملی</text:span><text:span text:style-name="T9">، </text:span><text:span text:style-name="T2">شماره حساب</text:span><text:span text:style-name="T9"> )</text:span></text:p>
      <text:p text:style-name="P30"><text:span text:style-name="T9"><text:s/></text:span></text:p>
      <text:p text:style-name="P30"><text:span text:style-name="T9"/></text:p>
      <text:p text:style-name="P30"><text:span text:style-name="T9">PK: کد ملی، شماره حساب</text:span></text:p>
      <text:p text:style-name="P35"><text:span text:style-name="T9">FK: کد ملی اشاره به PK جدول مشتری دارد. شماره حساب اشاره به PK جدول حساب دارد. </text:span></text:p>
      <text:p text:style-name="P30"><text:span text:style-name="T9">یک رابطه است.</text:span></text:p>
      <text:p text:style-name="P30"><text:span text:style-name="T9"/></text:p>
      <text:p text:style-name="P35"><text:span text:style-name="T9">کد ملی: VARCHAR(10)</text:span></text:p>
      <text:p text:style-name="P35"><text:span text:style-name="T9">شماره حساب:‌ VARCHAR(10)</text:span></text:p>
      <text:p text:style-name="P16"><text:span text:style-name="T9">دسترسی پرداخت</text:span></text:p>
      <text:p text:style-name="P56"><text:span text:style-name="T9"/></text:p>
      <text:p text:style-name="P56"><text:span text:style-name="T22">دسترسی پرداخت</text:span><text:span text:style-name="T9"> ( </text:span><text:span text:style-name="T2">کد ملی</text:span><text:span text:style-name="T9">، </text:span><text:span text:style-name="T2">شماره حساب</text:span><text:span text:style-name="T9"> )</text:span></text:p>
      <text:p text:style-name="P30"><text:span text:style-name="T9"><text:s/></text:span></text:p>
      <text:p text:style-name="P30"><text:span text:style-name="T9"/></text:p>
      <text:p text:style-name="P30"><text:span text:style-name="T9">PK: کد ملی، شماره حساب</text:span></text:p>
      <text:p text:style-name="P35"><text:span text:style-name="T9">FK: کد ملی اشاره به PK جدول مشتری دارد. شماره حساب اشاره به PK جدول حساب دارد. </text:span></text:p>
      <text:p text:style-name="P30"><text:span text:style-name="T9">یک رابطه است.</text:span></text:p>
      <text:p text:style-name="P30"><text:span text:style-name="T9"/></text:p>
      <text:p text:style-name="P35"><text:span text:style-name="T9">کد ملی: VARCHAR(10)</text:span></text:p>
      <text:p text:style-name="P35"><text:span text:style-name="T9">شماره حساب:‌ VARCHAR(10)</text:span></text:p>
      <text:p text:style-name="P16"><text:span text:style-name="T9">مشاهده حساب</text:span></text:p>
      <text:p text:style-name="P56"><text:span text:style-name="T9"/></text:p>
      <text:p text:style-name="P56"><text:span text:style-name="T22">مشاهده حساب</text:span><text:span text:style-name="T9"> ( </text:span><text:span text:style-name="T2">کد ملی</text:span><text:span text:style-name="T9">، </text:span><text:span text:style-name="T2">شماره حساب</text:span><text:span text:style-name="T9"> )</text:span></text:p>
      <text:p text:style-name="P30"><text:span text:style-name="T9"><text:s/></text:span></text:p>
      <text:p text:style-name="P30"><text:span text:style-name="T9"/></text:p>
      <text:p text:style-name="P30"><text:span text:style-name="T9">PK: کد ملی، شماره حساب</text:span></text:p>
      <text:p text:style-name="P35"><text:span text:style-name="T9">FK: کد ملی اشاره به PK جدول مشتری دارد. شماره حساب اشاره به PK جدول حساب دارد. </text:span></text:p>
      <text:p text:style-name="P30"><text:span text:style-name="T9">یک رابطه است.</text:span></text:p>
      <text:p text:style-name="P30"><text:span text:style-name="T9"/></text:p>
      <text:p text:style-name="P35"><text:span text:style-name="T9">کد ملی: VARCHAR(10)</text:span></text:p>
      <text:p text:style-name="P35"><text:span text:style-name="T9">شماره حساب:‌ VARCHAR(10)</text:span></text:p>
      <text:p text:style-name="P16"><text:span text:style-name="T9">تنظیمات</text:span></text:p>
      <text:p text:style-name="P56"><text:span text:style-name="T9"/></text:p>
      <text:p text:style-name="P56"><text:span text:style-name="T22">تنظیمات</text:span><text:span text:style-name="T9"> ( </text:span><text:span text:style-name="T2">کد ملی</text:span><text:span text:style-name="T9">، </text:span><text:span text:style-name="T2">شماره حساب</text:span><text:span text:style-name="T22">، اسم، رنگ</text:span><text:span text:style-name="T9"> )</text:span></text:p>
      <text:p text:style-name="P30"><text:span text:style-name="T9"><text:s/></text:span></text:p>
      <text:p text:style-name="P30"><text:span text:style-name="T9"/></text:p>
      <text:p text:style-name="P30"><text:span text:style-name="T9">PK: کد ملی، شماره حساب</text:span></text:p>
      <text:p text:style-name="P35"><text:span text:style-name="T9">FK: کد ملی اشاره به PK جدول مشتری دارد. شماره حساب اشاره به PK جدول حساب دارد. </text:span></text:p>
      <text:p text:style-name="P30"><text:span text:style-name="T9">یک رابطه است.</text:span></text:p>
      <text:p text:style-name="P30"><text:span text:style-name="T9"/></text:p>
      <text:p text:style-name="P35"><text:span text:style-name="T9">کد ملی: VARCHAR(10)</text:span></text:p>
      <text:p text:style-name="P35"><text:span text:style-name="T9">شماره حساب:‌ VARCHAR(10)</text:span></text:p>
      <text:p text:style-name="P35"><text:span text:style-name="T9">اسم: VARCHAR(256)</text:span></text:p>
      <text:p text:style-name="P35"><text:span text:style-name="T9">رنگ: VARCHAR(256)</text:span></text:p>
      <text:p text:style-name="P35"><text:span text:style-name="T9"/></text:p>
      <text:p text:style-name="P16"><text:span text:style-name="T9">امضا</text:span></text:p>
      <text:p text:style-name="P56"><text:span text:style-name="T9"/></text:p>
      <text:p text:style-name="P56"><text:span text:style-name="T22">امضا</text:span><text:span text:style-name="T9"> ( </text:span><text:span text:style-name="T2">کد ملی</text:span><text:span text:style-name="T9">، </text:span><text:span text:style-name="T3">ID</text:span><text:span text:style-name="T9"> )</text:span></text:p>
      <text:p text:style-name="P30"><text:span text:style-name="T9"><text:s/></text:span></text:p>
      <text:p text:style-name="P30"><text:span text:style-name="T9"/></text:p>
      <text:p text:style-name="P30"><text:span text:style-name="T9">PK: کد ملی، </text:span><text:span text:style-name="T22">ID</text:span></text:p>
      <text:p text:style-name="P35"><text:span text:style-name="T9">FK: کد ملی اشاره به PK جدول مشتری دارد. ID اشاره به PK جدول دستور پرداخت دارد. </text:span></text:p>
      <text:p text:style-name="P30"><text:span text:style-name="T9">یک رابطه است.</text:span></text:p>
      <text:p text:style-name="P30"><text:span text:style-name="T9"/></text:p>
      <text:p text:style-name="P35"><text:span text:style-name="T9">کد ملی: VARCHAR(10)</text:span></text:p>
      <text:p text:style-name="P35"><text:span text:style-name="T9">آیدی: VARCHAR(10)</text:span></text:p>
      <text:p text:style-name="P16"><text:span text:style-name="T9">تایید</text:span></text:p>
      <text:p text:style-name="P56"><text:span text:style-name="T9"/></text:p>
      <text:p text:style-name="P56"><text:span text:style-name="T22">تایید</text:span><text:span text:style-name="T9"> ( </text:span><text:span text:style-name="T2">کد ملی</text:span><text:span text:style-name="T9">، </text:span><text:span text:style-name="T3">ID</text:span><text:span text:style-name="T9"> )</text:span></text:p>
      <text:p text:style-name="P30"><text:span text:style-name="T9"><text:s/></text:span></text:p>
      <text:p text:style-name="P35"><text:span text:style-name="T16">نکته:</text:span><text:span text:style-name="T9"> این رابطه چند به یک است و </text:span><text:span text:style-name="T16">حذف</text:span><text:span text:style-name="T9"> شده و در قلب جدول دستور پرداخت قرار می‌گیرد. </text:span></text:p>
      <text:p text:style-name="P30"><text:span text:style-name="T9"/></text:p>
      <text:p text:style-name="P30"><text:span text:style-name="T9">PK: کد ملی، </text:span><text:span text:style-name="T22">ID</text:span></text:p>
      <text:p text:style-name="P35"><text:span text:style-name="T9">FK: کد ملی اشاره به PK جدول مشتری دارد. ID اشاره به PK جدول دستور پرداخت دارد. </text:span></text:p>
      <text:p text:style-name="P30"><text:span text:style-name="T9">یک رابطه است.</text:span></text:p>
      <text:p text:style-name="P30"><text:span text:style-name="T9"/></text:p>
      <text:p text:style-name="P35"><text:span text:style-name="T9">کد ملی: VARCHAR(10)</text:span></text:p>
      <text:p text:style-name="P35"><text:span text:style-name="T9">آیدی: VARCHAR(10)</text:span></text:p>
      <text:p text:style-name="P16"><text:span text:style-name="T9">سازنده</text:span></text:p>
      <text:p text:style-name="P56"><text:span text:style-name="T9"/></text:p>
      <text:p text:style-name="P56"><text:span text:style-name="T22">سازنده</text:span><text:span text:style-name="T9"> ( </text:span><text:span text:style-name="T2">کد ملی</text:span><text:span text:style-name="T9">، </text:span><text:span text:style-name="T3">ID</text:span><text:span text:style-name="T9"> )</text:span></text:p>
      <text:p text:style-name="P30"><text:span text:style-name="T9"><text:s/></text:span></text:p>
      <text:p text:style-name="P35"><text:span text:style-name="T16">نکته:</text:span><text:span text:style-name="T9"> این رابطه چند به یک است و </text:span><text:span text:style-name="T16">حذف</text:span><text:span text:style-name="T9"> شده و در قلب جدول دستور پرداخت قرار می‌گیرد. </text:span></text:p>
      <text:p text:style-name="P30"><text:span text:style-name="T9"/></text:p>
      <text:p text:style-name="P30"><text:span text:style-name="T9">PK: کد ملی، </text:span><text:span text:style-name="T22">ID</text:span></text:p>
      <text:p text:style-name="P35"><text:span text:style-name="T9">FK: کد ملی اشاره به PK جدول مشتری دارد. ID اشاره به PK جدول دستور پرداخت دارد. </text:span></text:p>
      <text:p text:style-name="P30"><text:span text:style-name="T9">یک رابطه است.</text:span></text:p>
      <text:p text:style-name="P30"><text:span text:style-name="T9"/></text:p>
      <text:p text:style-name="P35"><text:span text:style-name="T9">کد ملی: VARCHAR(10)</text:span></text:p>
      <text:p text:style-name="P35"><text:span text:style-name="T9">آیدی: VARCHAR(10)</text:span></text:p>
      <text:p text:style-name="P17"><text:span text:style-name="T9">مبدأ </text:span></text:p>
      <text:p text:style-name="P57"><text:span text:style-name="T9"/></text:p>
      <text:p text:style-name="P57"><text:span text:style-name="T23">مبدأ</text:span><text:span text:style-name="T9"> ( </text:span><text:span text:style-name="T4">شماره حساب</text:span><text:span text:style-name="T9">، </text:span><text:span text:style-name="T3">ID</text:span><text:span text:style-name="T9"> )</text:span></text:p>
      <text:p text:style-name="P31"><text:span text:style-name="T9"><text:s/></text:span></text:p>
      <text:p text:style-name="P36"><text:span text:style-name="T16">نکته:</text:span><text:span text:style-name="T9"> این رابطه چند به یک است و </text:span><text:span text:style-name="T16">حذف</text:span><text:span text:style-name="T9"> شده و در قلب جدول دستور پرداخت قرار می‌گیرد. </text:span></text:p>
      <text:p text:style-name="P31"><text:span text:style-name="T9"/></text:p>
      <text:p text:style-name="P31"><text:span text:style-name="T9">PK: </text:span><text:span text:style-name="T23">شماره حساب</text:span><text:span text:style-name="T9">، </text:span><text:span text:style-name="T22">ID</text:span></text:p>
      <text:p text:style-name="P36"><text:span text:style-name="T9">FK: </text:span><text:span text:style-name="T23">شماره حساب</text:span><text:span text:style-name="T9"> اشاره به PK جدول </text:span><text:span text:style-name="T23">حساب</text:span><text:span text:style-name="T9"> دارد. ID اشاره به PK جدول دستور پرداخت دارد. </text:span></text:p>
      <text:p text:style-name="P31"><text:span text:style-name="T9">یک رابطه است.</text:span></text:p>
      <text:p text:style-name="P31"><text:span text:style-name="T9"/></text:p>
      <text:p text:style-name="P36"><text:span text:style-name="T24">شماره حساب</text:span><text:span text:style-name="T9">: VARCHAR(10)</text:span></text:p>
      <text:p text:style-name="P36"><text:span text:style-name="T9">آیدی: VARCHAR(10)</text:span></text:p>
      <text:p text:style-name="P18"><text:span text:style-name="T24">مقصد</text:span><text:span text:style-name="T9"> </text:span></text:p>
      <text:p text:style-name="P58"><text:span text:style-name="T9"/></text:p>
      <text:p text:style-name="P58"><text:span text:style-name="T24">مقصد</text:span><text:span text:style-name="T9"> ( </text:span><text:span text:style-name="T4">شماره حساب</text:span><text:span text:style-name="T9">، </text:span><text:span text:style-name="T3">ID</text:span><text:span text:style-name="T9"> )</text:span></text:p>
      <text:p text:style-name="P32"><text:span text:style-name="T9"><text:s/></text:span></text:p>
      <text:p text:style-name="P37"><text:span text:style-name="T16">نکته:</text:span><text:span text:style-name="T9"> این رابطه چند به یک است و </text:span><text:span text:style-name="T16">حذف</text:span><text:span text:style-name="T9"> شده و در قلب جدول </text:span><text:span text:style-name="T24">تراکنش</text:span><text:span text:style-name="T9"> قرار می‌گیرد. </text:span></text:p>
      <text:p text:style-name="P32"><text:span text:style-name="T9"/></text:p>
      <text:p text:style-name="P32"><text:span text:style-name="T9">PK: </text:span><text:span text:style-name="T23">شماره حساب</text:span><text:span text:style-name="T9">، </text:span><text:span text:style-name="T22">ID</text:span></text:p>
      <text:p text:style-name="P37"><text:span text:style-name="T9">FK: </text:span><text:span text:style-name="T23">شماره حساب</text:span><text:span text:style-name="T9"> اشاره به PK جدول </text:span><text:span text:style-name="T23">حساب</text:span><text:span text:style-name="T9"> دارد. ID اشاره به PK جدول </text:span><text:span text:style-name="T24">تراکنش</text:span><text:span text:style-name="T9"> دارد. </text:span></text:p>
      <text:p text:style-name="P32"><text:span text:style-name="T9">یک رابطه است.</text:span></text:p>
      <text:p text:style-name="P32"><text:span text:style-name="T9"/></text:p>
      <text:p text:style-name="P37"><text:span text:style-name="T24">شماره حساب</text:span><text:span text:style-name="T9">: VARCHAR(10)</text:span></text:p>
      <text:p text:style-name="P37"><text:span text:style-name="T9">آیدی: VARCHAR(10)</text:span></text:p>
      <text:p text:style-name="P18"><text:span text:style-name="T24">دستور پرداخت - تراکنش</text:span><text:span text:style-name="T9"> </text:span></text:p>
      <text:p text:style-name="P58"><text:span text:style-name="T9"/></text:p>
      <text:p text:style-name="P32"><text:span text:style-name="T9"><text:s/></text:span></text:p>
      <text:p text:style-name="P37"><text:span text:style-name="T16">نکته:</text:span><text:span text:style-name="T9"> این رابطه چند به یک است و </text:span><text:span text:style-name="T24">مربوط به رابطه weak entity با identifying entity آن است که </text:span><text:span text:style-name="T17">حذف</text:span><text:span text:style-name="T24"> شده و کلید اصلیidentifying entity در تراکنش قرار می‌گیرد. </text:span></text:p>
      <text:p text:style-name="P37"><text:span text:style-name="T22"/></text:p>
      <text:p text:style-name="P19"><text:span text:style-name="T9">تاریخچه</text:span></text:p>
      <text:p text:style-name="P32"><text:span text:style-name="T9"><text:s/></text:span></text:p>
      <text:p text:style-name="P32"><text:span text:style-name="T9"/></text:p>
      <text:p text:style-name="P37"><text:span text:style-name="T16">نکته:</text:span><text:span text:style-name="T9"> این رابطه چند به یک است و </text:span><text:span text:style-name="T24">مربوط به رابطه weak entity با identifying entity آن است که </text:span><text:span text:style-name="T17">حذف</text:span><text:span text:style-name="T24"> شده و کلید اصلیidentifying entity در صورت‌حساب <text:s/>قرار می‌گیرد. </text:span></text:p>
      <text:p text:style-name="P37"><text:span text:style-name="T9"/></text:p>
      <text:p text:style-name="P20"><text:span text:style-name="T9">تمرین شماره ۴)</text:span><text:span text:style-name="T26"> </text:span></text:p>
      <text:p text:style-name="P60"><text:span text:style-name="T9"/></text:p>
      <text:p text:style-name="P39"><text:span text:style-name="T25"/></text:p>
      <text:p text:style-name="P20"><text:span text:style-name="T25">م</text:span><text:span text:style-name="T9">شتری</text:span></text:p>
      <text:p text:style-name="P39"><text:span text:style-name="T9"/></text:p>
      <text:p text:style-name="P39"><text:span text:style-name="T9"/></text:p>
      <text:p text:style-name="P39"><text:span text:style-name="T9">مشتری ( </text:span><text:span text:style-name="T2">کد ملی</text:span><text:span text:style-name="T9">، نام، نام خانوادگی، شماره مشتری، رمز )</text:span></text:p>
      <text:p text:style-name="P42"><text:span text:style-name="T9"/></text:p>
      <text:p text:style-name="P42"><text:span text:style-name="T9"/></text:p>
      <text:p text:style-name="P42"><text:span text:style-name="T9">کدملی ← نام، نام خانوادگی، شماره مشتری، رمز</text:span></text:p>
      <text:p text:style-name="P42"><text:span text:style-name="T9">شماره مشتری ← کد ملی، نام، نام خانوادگی، رمز</text:span></text:p>
      <text:p text:style-name="P42"><text:span text:style-name="T9"/></text:p>
      <text:p text:style-name="P46"><text:span text:style-name="T9">کلید‌های کاندیدا: </text:span></text:p>
      <text:p text:style-name="P46"><text:span text:style-name="T9">{(کد ملی)، (شماره مشتری)} </text:span></text:p>
      <text:p text:style-name="P46"><text:span text:style-name="T9"/></text:p>
      <text:p text:style-name="P46"><text:span text:style-name="T9">BCNF است. </text:span></text:p>
      <text:p text:style-name="P21"><text:span text:style-name="T9">شماره تماس</text:span></text:p>
      <text:p text:style-name="P40"><text:span text:style-name="T9"/></text:p>
      <text:p text:style-name="P40"><text:span text:style-name="T9">شماره تماس( </text:span><text:span text:style-name="T2">کد ملی</text:span><text:span text:style-name="T9">، </text:span><text:span text:style-name="T2">شماره</text:span><text:span text:style-name="T9"> )</text:span></text:p>
      <text:p text:style-name="P43"><text:span text:style-name="T9"/></text:p>
      <text:p text:style-name="P43"><text:span text:style-name="T9"/></text:p>
      <text:p text:style-name="P46"><text:span text:style-name="T9">کلید‌های کاندیدا: </text:span></text:p>
      <text:p text:style-name="P46"><text:span text:style-name="T9">{(کد ملی، شماره مشتری)} </text:span></text:p>
      <text:p text:style-name="P46"><text:span text:style-name="T9"/></text:p>
      <text:p text:style-name="P46"><text:span text:style-name="T9">BCNF است.</text:span></text:p>
      <text:p text:style-name="P21"><text:span text:style-name="T9">آدرس</text:span></text:p>
      <text:p text:style-name="P40"><text:span text:style-name="T9"/></text:p>
      <text:p text:style-name="P40"><text:span text:style-name="T9">آدرس ( </text:span><text:span text:style-name="T2">کد ملی</text:span><text:span text:style-name="T9">، </text:span><text:span text:style-name="T2">شماره</text:span><text:span text:style-name="T9"> )</text:span></text:p>
      <text:p text:style-name="P43"><text:span text:style-name="T9"/></text:p>
      <text:p text:style-name="P50"><text:span text:style-name="T9">FD: غیر بدیهی ندارد. </text:span></text:p>
      <text:p text:style-name="P50"><text:span text:style-name="T9"/></text:p>
      <text:p text:style-name="P46"><text:span text:style-name="T9">کلید‌های کاندیدا: </text:span></text:p>
      <text:p text:style-name="P46"><text:span text:style-name="T9">{(کد ملی، شماره مشتری)} </text:span></text:p>
      <text:p text:style-name="P46"><text:span text:style-name="T9"/></text:p>
      <text:p text:style-name="P46"><text:span text:style-name="T9">BCNF است.</text:span></text:p>
      <text:p text:style-name="P10"><text:span text:style-name="T9">دستور پرداخت</text:span></text:p>
      <text:p text:style-name="P53"><text:span text:style-name="T9"/></text:p>
      <text:p text:style-name="P53"><text:span text:style-name="T9"/></text:p>
      <text:p text:style-name="P25"><text:span text:style-name="T9">دستور پرداخت ( </text:span><text:span text:style-name="T2">ID</text:span><text:span text:style-name="T9">، یادداشت، حساب، سازنده، تأیید کننده )</text:span></text:p>
      <text:p text:style-name="P25"><text:span text:style-name="T9"/></text:p>
      <text:p text:style-name="P43"><text:span text:style-name="T27">ID</text:span><text:span text:style-name="T9"> ← </text:span><text:span text:style-name="T14">یادداشت، حساب، سازنده، تأیید کننده</text:span></text:p>
      <text:p text:style-name="P43"><text:span text:style-name="T9"/></text:p>
      <text:p text:style-name="P46"><text:span text:style-name="T9">کلید‌های کاندیدا: </text:span></text:p>
      <text:p text:style-name="P46"><text:span text:style-name="T9">{(ID)} </text:span></text:p>
      <text:p text:style-name="P46"><text:span text:style-name="T9"/></text:p>
      <text:p text:style-name="P46"><text:span text:style-name="T9">BCNF است. </text:span></text:p>
      <text:p text:style-name="P11"><text:span text:style-name="T9">تراکنش</text:span></text:p>
      <text:p text:style-name="P41"><text:span text:style-name="T9"/></text:p>
      <text:p text:style-name="P41"><text:span text:style-name="T9"/></text:p>
      <text:p text:style-name="P26"><text:span text:style-name="T9">تراکنش ( </text:span><text:span text:style-name="T2">ID</text:span><text:span text:style-name="T9">، </text:span><text:span text:style-name="T2">مقصد</text:span><text:span text:style-name="T9">، مبلغ )</text:span></text:p>
      <text:p text:style-name="P44"><text:span text:style-name="T9"/></text:p>
      <text:p text:style-name="P44"><text:span text:style-name="T9"><text:s/></text:span><text:span text:style-name="T28">ID، مقصد</text:span><text:span text:style-name="T9"> ← </text:span><text:span text:style-name="T14">مبلغ</text:span></text:p>
      <text:p text:style-name="P44"><text:span text:style-name="T9"/></text:p>
      <text:p text:style-name="P47"><text:span text:style-name="T9">کلید‌های کاندیدا: </text:span></text:p>
      <text:p text:style-name="P47"><text:span text:style-name="T9">{(</text:span><text:span text:style-name="T28">ID، مقصد</text:span><text:span text:style-name="T9">)} </text:span></text:p>
      <text:p text:style-name="P47"><text:span text:style-name="T9"/></text:p>
      <text:p text:style-name="P47"><text:span text:style-name="T9">BCNF است. </text:span></text:p>
      <text:p text:style-name="P12"><text:span text:style-name="T9">حساب</text:span></text:p>
      <text:p text:style-name="P27"><text:span text:style-name="T9"/></text:p>
      <text:p text:style-name="P27"><text:span text:style-name="T9"/></text:p>
      <text:p text:style-name="P27"><text:span text:style-name="T9">حساب ( </text:span><text:span text:style-name="T2">شماره حساب</text:span><text:span text:style-name="T9">، موجودی، نوع حساب، تعداد امضای مورد نیاز )‌</text:span></text:p>
      <text:p text:style-name="P27"><text:span text:style-name="T9"/></text:p>
      <text:p text:style-name="P45"><text:span text:style-name="T14">شماره حساب</text:span><text:span text:style-name="T9"> ← </text:span><text:span text:style-name="T14">موجودی، نوع حساب، تعداد امضای مورد نیاز</text:span></text:p>
      <text:p text:style-name="P45"><text:span text:style-name="T9"/></text:p>
      <text:p text:style-name="P48"><text:span text:style-name="T9">کلید‌های کاندیدا: </text:span></text:p>
      <text:p text:style-name="P48"><text:span text:style-name="T9">{(</text:span><text:span text:style-name="T14">شماره حساب</text:span><text:span text:style-name="T9">)} </text:span></text:p>
      <text:p text:style-name="P48"><text:span text:style-name="T9"/></text:p>
      <text:p text:style-name="P48"><text:span text:style-name="T9">BCNF است. </text:span></text:p>
      <text:p text:style-name="P22"><text:span text:style-name="T9">صورت حساب RRRRR</text:span></text:p>
      <text:p text:style-name="P61"><text:span text:style-name="T11"/></text:p>
      <text:p text:style-name="P22"><text:span text:style-name="T21">صاحب حساب</text:span></text:p>
      <text:p text:style-name="P33"><text:span text:style-name="T9"/></text:p>
      <text:p text:style-name="P33"><text:span text:style-name="T9"/></text:p>
      <text:p text:style-name="P33"><text:span text:style-name="T9">صاحب حساب ( </text:span><text:span text:style-name="T2">کد ملی</text:span><text:span text:style-name="T9">، </text:span><text:span text:style-name="T2">شماره حساب</text:span><text:span text:style-name="T9"> )</text:span></text:p>
      <text:p text:style-name="P33"><text:span text:style-name="T9"/></text:p>
      <text:p text:style-name="P50"><text:span text:style-name="T9">FD: غیر بدیهی ندارد. </text:span></text:p>
      <text:p text:style-name="P50"><text:span text:style-name="T9"/></text:p>
      <text:p text:style-name="P48"><text:span text:style-name="T9">کلید‌های کاندیدا: </text:span></text:p>
      <text:p text:style-name="P48"><text:span text:style-name="T9">{(</text:span><text:span text:style-name="T21">کد ملی، شماره حساب</text:span><text:span text:style-name="T9">)} </text:span></text:p>
      <text:p text:style-name="P48"><text:span text:style-name="T9"/></text:p>
      <text:p text:style-name="P50"><text:span text:style-name="T27">BCNF است.</text:span><text:span text:style-name="T9"> </text:span></text:p>
      <text:p text:style-name="P50"><text:span text:style-name="T9"/></text:p>
      <text:p text:style-name="P50"><text:span text:style-name="T9"/></text:p>
      <text:p text:style-name="P15"><text:span text:style-name="T22">دسترسی امضا</text:span></text:p>
      <text:p text:style-name="P33"><text:span text:style-name="T9"/></text:p>
      <text:p text:style-name="P33"><text:span text:style-name="T9"/></text:p>
      <text:p text:style-name="P33"><text:span text:style-name="T22">دسترسی امضا</text:span><text:span text:style-name="T9"> ( </text:span><text:span text:style-name="T2">کد ملی</text:span><text:span text:style-name="T9">، </text:span><text:span text:style-name="T2">شماره حساب</text:span><text:span text:style-name="T9"> )</text:span></text:p>
      <text:p text:style-name="P33"><text:span text:style-name="T9"/></text:p>
      <text:p text:style-name="P50"><text:span text:style-name="T9">FD: غیر بدیهی ندارد. </text:span></text:p>
      <text:p text:style-name="P50"><text:span text:style-name="T9"/></text:p>
      <text:p text:style-name="P48"><text:span text:style-name="T9">کلید‌های کاندیدا: </text:span></text:p>
      <text:p text:style-name="P48"><text:span text:style-name="T9">{(</text:span><text:span text:style-name="T21">کد ملی، شماره حساب</text:span><text:span text:style-name="T9">)} </text:span></text:p>
      <text:p text:style-name="P48"><text:span text:style-name="T9"/></text:p>
      <text:p text:style-name="P50"><text:span text:style-name="T27">BCNF است.</text:span><text:span text:style-name="T9"> </text:span></text:p>
      <text:p text:style-name="P50"><text:span text:style-name="T9"/></text:p>
      <text:p text:style-name="P15"><text:span text:style-name="T22">دسترسی </text:span><text:span text:style-name="T29">پرداخت</text:span></text:p>
      <text:p text:style-name="P33"><text:span text:style-name="T9"/></text:p>
      <text:p text:style-name="P33"><text:span text:style-name="T9"/></text:p>
      <text:p text:style-name="P33"><text:span text:style-name="T22">دسترسی </text:span><text:span text:style-name="T29">پرداخت</text:span><text:span text:style-name="T9"> ( </text:span><text:span text:style-name="T2">کد ملی</text:span><text:span text:style-name="T9">، </text:span><text:span text:style-name="T2">شماره حساب</text:span><text:span text:style-name="T9"> )</text:span></text:p>
      <text:p text:style-name="P33"><text:span text:style-name="T9"/></text:p>
      <text:p text:style-name="P50"><text:span text:style-name="T9">FD: غیر بدیهی ندارد. </text:span></text:p>
      <text:p text:style-name="P50"><text:span text:style-name="T9"/></text:p>
      <text:p text:style-name="P48"><text:span text:style-name="T9">کلید‌های کاندیدا: </text:span></text:p>
      <text:p text:style-name="P48"><text:span text:style-name="T9">{(</text:span><text:span text:style-name="T21">کد ملی، شماره حساب</text:span><text:span text:style-name="T9">)} </text:span></text:p>
      <text:p text:style-name="P48"><text:span text:style-name="T9"/></text:p>
      <text:p text:style-name="P50"><text:span text:style-name="T27">BCNF است.</text:span><text:span text:style-name="T9"> </text:span></text:p>
      <text:p text:style-name="P50"><text:span text:style-name="T9"/></text:p>
      <text:p text:style-name="P22"><text:span text:style-name="T29">م</text:span><text:span text:style-name="T9">شاهده حساب</text:span></text:p>
      <text:p text:style-name="P33"><text:span text:style-name="T9"/></text:p>
      <text:p text:style-name="P33"><text:span text:style-name="T9"/></text:p>
      <text:p text:style-name="P33"><text:span text:style-name="T29">مشاهده حساب</text:span><text:span text:style-name="T9"> ( </text:span><text:span text:style-name="T2">کد ملی</text:span><text:span text:style-name="T9">، </text:span><text:span text:style-name="T2">شماره حساب</text:span><text:span text:style-name="T9"> )</text:span></text:p>
      <text:p text:style-name="P33"><text:span text:style-name="T9"/></text:p>
      <text:p text:style-name="P50"><text:span text:style-name="T9">FD: غیر بدیهی ندارد. </text:span></text:p>
      <text:p text:style-name="P50"><text:span text:style-name="T9"/></text:p>
      <text:p text:style-name="P48"><text:span text:style-name="T9">کلید‌های کاندیدا: </text:span></text:p>
      <text:p text:style-name="P48"><text:span text:style-name="T9">{(</text:span><text:span text:style-name="T21">کد ملی، شماره حساب</text:span><text:span text:style-name="T9">)} </text:span></text:p>
      <text:p text:style-name="P48"><text:span text:style-name="T9"/></text:p>
      <text:p text:style-name="P50"><text:span text:style-name="T27">BCNF است.</text:span><text:span text:style-name="T9"> </text:span></text:p>
      <text:p text:style-name="P15"><text:span text:style-name="T22">تنظیمات</text:span></text:p>
      <text:p text:style-name="P33"><text:span text:style-name="T9"/></text:p>
      <text:p text:style-name="P33"><text:span text:style-name="T22">تنظیمات</text:span><text:span text:style-name="T9"> ( </text:span><text:span text:style-name="T2">کد ملی</text:span><text:span text:style-name="T9">، </text:span><text:span text:style-name="T2">شماره حساب</text:span><text:span text:style-name="T22">، اسم، رنگ</text:span><text:span text:style-name="T9"> )</text:span></text:p>
      <text:p text:style-name="P33"><text:span text:style-name="T9"/></text:p>
      <text:p text:style-name="P50"><text:span text:style-name="T21">کد ملی، شماره حساب </text:span><text:span text:style-name="T9">← </text:span><text:span text:style-name="T22">اسم، رنگ</text:span></text:p>
      <text:p text:style-name="P50"><text:span text:style-name="T9"/></text:p>
      <text:p text:style-name="P48"><text:span text:style-name="T9">کلید‌های کاندیدا: </text:span></text:p>
      <text:p text:style-name="P48"><text:span text:style-name="T9">{(</text:span><text:span text:style-name="T21">کد ملی، شماره حساب</text:span><text:span text:style-name="T9">)} </text:span></text:p>
      <text:p text:style-name="P48"><text:span text:style-name="T9"/></text:p>
      <text:p text:style-name="P50"><text:span text:style-name="T27">BCNF است.</text:span><text:span text:style-name="T9"> </text:span></text:p>
      <text:p text:style-name="P23"><text:span text:style-name="T9">امضا</text:span></text:p>
      <text:p text:style-name="P34"><text:span text:style-name="T9"/></text:p>
      <text:p text:style-name="P34"><text:span text:style-name="T9"/></text:p>
      <text:p text:style-name="P34"><text:span text:style-name="T30">امضا </text:span><text:span text:style-name="T9"><text:s/>( </text:span><text:span text:style-name="T2">کد ملی</text:span><text:span text:style-name="T9">، </text:span><text:span text:style-name="T8">ID</text:span><text:span text:style-name="T9"> )</text:span></text:p>
      <text:p text:style-name="P34"><text:span text:style-name="T9"/></text:p>
      <text:p text:style-name="P51"><text:span text:style-name="T9">FD: غیر بدیهی ندارد. </text:span></text:p>
      <text:p text:style-name="P51"><text:span text:style-name="T9"/></text:p>
      <text:p text:style-name="P49"><text:span text:style-name="T9">کلید‌های کاندیدا: </text:span></text:p>
      <text:p text:style-name="P49"><text:span text:style-name="T9">{(</text:span><text:span text:style-name="T21">کد ملی، </text:span><text:span text:style-name="T30">ID</text:span><text:span text:style-name="T9">)} </text:span></text:p>
      <text:p text:style-name="P49"><text:span text:style-name="T9"/></text:p>
      <text:p text:style-name="P59"><text:span text:style-name="T13">BCNF است.</text:span><text:span text:style-name="T12"> </text:span></text:p>
      <text:p text:style-name="P59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sans-serif, Arial, Helvetica"/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8:10:29.461607897</meta:creation-date>
    <meta:generator>LibreOffice/5.2.7.2$Linux_X86_64 LibreOffice_project/20m0$Build-2</meta:generator>
    <dc:date>2019-06-26T20:52:38.168492388</dc:date>
    <meta:editing-duration>PT1H23M41S</meta:editing-duration>
    <meta:editing-cycles>9</meta:editing-cycles>
    <meta:document-statistic meta:table-count="0" meta:image-count="0" meta:object-count="0" meta:page-count="35" meta:paragraph-count="247" meta:word-count="1360" meta:character-count="6939" meta:non-whitespace-character-count="5697"/>
  </office:meta>
</office:document-meta>
</file>